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2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Everyday Podman Commands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2 is muscle memory. Students will type these commands hundreds of times. The goal is</text:span></text:p>
              <text:p><text:span text:style-name="s6">fluency: run, ps, logs, exec, stop, rm — and knowing when to use each. The writable-layer lab is the</text:span></text:p>
              <text:p><text:span text:style-name="s6">single most important concept in this module: data written to the container filesystem is gone when</text:span></text:p>
              <text:p><text:span text:style-name="s6">the container is remov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ore Lifecycle Command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run --rm alpine echo hello             # run and auto-remove</text:span></text:p>
            <text:p><text:span text:style-name="s5">podman run -d --name web nginx:stable         # detached, named</text:span></text:p>
            <text:p><text:span text:style-name="s5">podman ps / podman ps -a                      # list running / all</text:span></text:p>
            <text:p><text:span text:style-name="s5">podman logs web                               # app stdout/stderr</text:span></text:p>
            <text:p><text:span text:style-name="s5">podman exec -it web sh                        # shell inside container</text:span></text:p>
            <text:p><text:span text:style-name="s5">podman stop web / podman rm -f web            # stop / force remov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Emphasise --rm for ephemeral containers. Every lab should use --rm unless you specifically want to</text:span></text:p>
              <text:p><text:span text:style-name="s6">inspect the stopped state. Students who skip --rm end up with dozens of stopped containers clogging</text:span></text:p>
              <text:p><text:span text:style-name="s6">podman ps -a. podman exec -it is the single most-used debug tool. Ask: what do you do if the</text:span></text:p>
              <text:p><text:span text:style-name="s6">container has no shell? Answer: use a sidecar on the same network (Module 07) or --network</text:span></text:p>
              <text:p><text:span text:style-name="s6">container:&lt;name&gt; to share the namespace. Exit codes: podman inspect --format {{.State.ExitCode}} is</text:span></text:p>
              <text:p><text:span text:style-name="s6">how you programmatically check why a container di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2: The Writable Layer Is Not Persistenc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podman run -it --name scratch alpine sh</text:span></text:p>
            <text:p><text:span text:style-name="s4">    Inside: echo hi &gt; /tmp/hello.txt &amp;&amp; exit</text:span></text:p>
            <text:p><text:span text:style-name="s4">2.  podman rm scratch</text:span></text:p>
            <text:p><text:span text:style-name="s4">3.  podman run -it --name scratch alpine sh</text:span></text:p>
            <text:p><text:span text:style-name="s4">    Inside: ls -la /tmp/hello.txt   -&gt;  file is GONE</text:span></text:p>
            <text:p><text:span text:style-name="s4">Key insight: use volumes for anything you need to keep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lab creates a memorable aha moment. Students who have used Docker with bind mounts may already</text:span></text:p>
              <text:p><text:span text:style-name="s6">know this, but it is worth reinforcing. The correct mental model: the writable layer is scratch</text:span></text:p>
              <text:p><text:span text:style-name="s6">space for the container. It is gone when the container is gone. Follow up with the naming lab: run</text:span></text:p>
              <text:p><text:span text:style-name="s6">two containers with names a1 and a2, then try to create a third container called a1 — the error</text:span></text:p>
              <text:p><text:span text:style-name="s6">teaches why stable naming matters for scripts and automa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leanup Command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container prune     # remove all stopped containers</text:span></text:p>
            <text:p><text:span text:style-name="s5">podman image prune         # remove dangling images</text:span></text:p>
            <text:p><text:span text:style-name="s5">podman system df           # see disk usage at a glance</text:span></text:p>
            <text:p><text:span text:style-name="s5">podman system prune        # remove ALL unused objects — use with care</text:span></text:p>
            <text:p><text:span text:style-name="s4">Tip: know what prune will remove before running it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Production tip: add podman container prune to a weekly cron/timer to keep stopped containers from</text:span></text:p>
              <text:p><text:span text:style-name="s6">accumulating. podman system prune can delete unnamed volumes containing data you care about — always</text:span></text:p>
              <text:p><text:span text:style-name="s6">check podman volume ls first. Common interview question: how do you free up disk space from</text:span></text:p>
              <text:p><text:span text:style-name="s6">containers? Correct answer: check df first, then prune images (largest savings), then containers,</text:span></text:p>
              <text:p><text:span text:style-name="s6">and never blindly prune volum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